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15E9441DBD71F480FCE.png" manifest:media-type="image/png"/>
  <manifest:file-entry manifest:full-path="Pictures/1001622F00002E820000242C136072C0EDFF64AA.svg" manifest:media-type="image/svg+xml"/>
  <manifest:file-entry manifest:full-path="Pictures/10000201000004570000018A5D17F4C06088FB1F.png" manifest:media-type="image/png"/>
  <manifest:file-entry manifest:full-path="Pictures/10023718000072D3000028B9BB9117E50DD2C52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31cm, 1.928cm, 3.39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17.15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8cm, 1.53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17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356cm" fo:min-width="0.106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akar" fo:font-size="12pt" fo:font-weight="normal" style:font-size-asian="18pt" style:font-size-complex="18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akar1" fo:font-size="13pt" fo:font-style="italic" fo:font-weight="normal" style:font-size-asian="18pt" style:font-style-asian="italic" style:font-size-complex="18pt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color="#0072bd" style:font-name="aakar" fo:font-size="12pt" fo:font-weight="normal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72bd" style:font-name="aakar1" fo:font-size="13pt" fo:font-style="italic" fo:font-weight="normal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1" fo:font-size="11pt" fo:font-style="italic" fo:font-weight="normal" style:font-size-asian="18pt" style:font-style-asian="italic" style:font-size-complex="18pt" style:font-style-complex="italic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24pt" fo:font-weight="normal" style:font-size-asian="18pt" style:font-size-complex="18pt"/>
    </style:style>
    <style:style style:name="P11" style:family="paragraph">
      <style:paragraph-properties fo:text-align="center" style:writing-mode="lr-tb"/>
      <style:text-properties style:font-name="aakar" fo:font-size="24pt" fo:font-weight="normal" style:font-size-asian="18pt" style:font-size-complex="18pt"/>
    </style:style>
    <style:style style:name="T1" style:family="text">
      <style:text-properties style:font-name="aakar" fo:font-size="12pt" fo:font-weight="normal" style:font-size-asian="18pt" style:font-size-complex="18pt"/>
    </style:style>
    <style:style style:name="T2" style:family="text">
      <style:text-properties style:font-name="aakar1" fo:font-size="13pt" fo:font-weight="normal" style:font-size-asian="18pt" style:font-size-complex="18pt"/>
    </style:style>
    <style:style style:name="T3" style:family="text">
      <style:text-properties style:font-name="aakar1" fo:font-size="13pt" fo:font-style="italic" fo:font-weight="normal" style:font-size-asian="18pt" style:font-style-asian="italic" style:font-size-complex="18pt" style:font-style-complex="italic"/>
    </style:style>
    <style:style style:name="T4" style:family="text">
      <style:text-properties style:font-name="aakar1" fo:font-size="13pt" fo:font-style="normal" fo:font-weight="normal" style:font-size-asian="18pt" style:font-style-asian="normal" style:font-size-complex="18pt" style:font-style-complex="normal"/>
    </style:style>
    <style:style style:name="T5" style:family="text">
      <style:text-properties fo:color="#0072bd" style:font-name="aakar" fo:font-size="12pt" fo:font-weight="normal" style:font-size-asian="18pt" style:font-size-complex="18pt"/>
    </style:style>
    <style:style style:name="T6" style:family="text">
      <style:text-properties fo:color="#0072bd" style:font-name="aakar1" fo:font-size="13pt" fo:font-weight="normal" style:font-size-asian="18pt" style:font-size-complex="18pt"/>
    </style:style>
    <style:style style:name="T7" style:family="text">
      <style:text-properties style:font-name="aakar1" fo:font-size="10pt" fo:font-weight="normal" style:font-size-asian="18pt" style:font-size-complex="18pt"/>
    </style:style>
    <style:style style:name="T8" style:family="text">
      <style:text-properties style:font-name="aakar1" fo:font-size="11pt" fo:font-style="italic" fo:font-weight="normal" style:font-size-asian="18pt" style:font-style-asian="italic" style:font-size-complex="18pt" style:font-style-complex="italic"/>
    </style:style>
    <style:style style:name="T9" style:family="text">
      <style:text-properties style:font-name="aakar" fo:font-size="2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99cm" svg:height="4.999cm" svg:x="1.4cm" svg:y="1.87cm">
          <draw:image xlink:href="Pictures/10023718000072D3000028B9BB9117E50DD2C527.svg" xlink:type="simple" xlink:show="embed" xlink:actuate="onLoad" loext:mime-type="image/svg+xml">
            <text:p/>
          </draw:image>
          <draw:image xlink:href="Pictures/10000201000004570000018A5D17F4C06088FB1F.png" xlink:type="simple" xlink:show="embed" xlink:actuate="onLoad" loext:mime-type="image/png"/>
        </draw:frame>
        <draw:frame draw:style-name="gr3" draw:text-style-name="P2" draw:layer="layout" svg:width="7.2cm" svg:height="4.933cm" svg:x="11.4cm" svg:y="1.867cm">
          <draw:image xlink:href="Pictures/10023718000072D3000028B9BB9117E50DD2C527.svg" xlink:type="simple" xlink:show="embed" xlink:actuate="onLoad" loext:mime-type="image/svg+xml">
            <text:p/>
          </draw:image>
          <draw:image xlink:href="Pictures/10000201000004570000018A5D17F4C06088FB1F.png" xlink:type="simple" xlink:show="embed" xlink:actuate="onLoad" loext:mime-type="image/png"/>
        </draw:frame>
        <draw:frame draw:style-name="gr4" draw:text-style-name="P2" draw:layer="layout" svg:width="6.1cm" svg:height="4.899cm" svg:x="18.4cm" svg:y="1.901cm">
          <draw:image xlink:href="Pictures/1001622F00002E820000242C136072C0EDFF64AA.svg" xlink:type="simple" xlink:show="embed" xlink:actuate="onLoad" loext:mime-type="image/svg+xml">
            <text:p/>
          </draw:image>
          <draw:image xlink:href="Pictures/10000201000001C20000015E9441DBD71F480FCE.png" xlink:type="simple" xlink:show="embed" xlink:actuate="onLoad" loext:mime-type="image/png"/>
        </draw:frame>
        <draw:frame draw:style-name="gr5" draw:text-style-name="P3" draw:layer="layout" svg:width="1.6cm" svg:height="0.839cm" svg:x="23.02cm" svg:y="6.77cm">
          <draw:text-box>
            <text:p><text:span text:style-name="T1">10</text:span><text:span text:style-name="T1">0</text:span></text:p>
          </draw:text-box>
        </draw:frame>
        <draw:frame draw:style-name="gr5" draw:text-style-name="P5" draw:layer="layout" svg:width="7.2cm" svg:height="0.839cm" svg:x="17.6cm" svg:y="7.3cm">
          <draw:text-box>
            <text:p text:style-name="P4"><text:span text:style-name="T2">Cr</text:span><text:span text:style-name="T2">ed</text:span><text:span text:style-name="T2">ibl</text:span><text:span text:style-name="T2">e </text:span><text:span text:style-name="T2">int</text:span><text:span text:style-name="T2">er</text:span><text:span text:style-name="T2">va</text:span><text:span text:style-name="T2">l </text:span><text:span text:style-name="T2">co</text:span><text:span text:style-name="T2">ve</text:span><text:span text:style-name="T2">ra</text:span><text:span text:style-name="T2">ge </text:span><text:span text:style-name="T2">(%</text:span><text:span text:style-name="T2">)</text:span></text:p>
          </draw:text-box>
        </draw:frame>
        <draw:frame draw:style-name="gr5" draw:text-style-name="P5" draw:layer="layout" svg:width="7.2cm" svg:height="0.839cm" draw:transform="rotate (1.5707963267949) translate (17.3cm 8.1cm)">
          <draw:text-box>
            <text:p text:style-name="P4"><text:span text:style-name="T2">Pe</text:span><text:span text:style-name="T2">rc</text:span><text:span text:style-name="T2">en</text:span><text:span text:style-name="T2">ta</text:span><text:span text:style-name="T2">ge </text:span><text:span text:style-name="T2">of </text:span><text:span text:style-name="T2">si</text:span><text:span text:style-name="T2">m</text:span><text:span text:style-name="T2">ul</text:span><text:span text:style-name="T2">ati</text:span><text:span text:style-name="T2">on</text:span><text:span text:style-name="T2">s </text:span><text:span text:style-name="T2">(%</text:span><text:span text:style-name="T2">)</text:span></text:p>
          </draw:text-box>
        </draw:frame>
        <draw:frame draw:style-name="gr5" draw:text-style-name="P3" draw:layer="layout" svg:width="0.98cm" svg:height="0.839cm" svg:x="22.16cm" svg:y="6.77cm">
          <draw:text-box>
            <text:p><text:span text:style-name="T1">80</text:span></text:p>
          </draw:text-box>
        </draw:frame>
        <draw:frame draw:style-name="gr5" draw:text-style-name="P3" draw:layer="layout" svg:width="0.98cm" svg:height="0.839cm" svg:x="21.2cm" svg:y="6.77cm">
          <draw:text-box>
            <text:p><text:span text:style-name="T1">60</text:span></text:p>
          </draw:text-box>
        </draw:frame>
        <draw:frame draw:style-name="gr5" draw:text-style-name="P3" draw:layer="layout" svg:width="0.98cm" svg:height="0.839cm" svg:x="20.24cm" svg:y="6.77cm">
          <draw:text-box>
            <text:p><text:span text:style-name="T1">40</text:span></text:p>
          </draw:text-box>
        </draw:frame>
        <draw:frame draw:style-name="gr5" draw:text-style-name="P3" draw:layer="layout" svg:width="0.98cm" svg:height="0.839cm" svg:x="19.26cm" svg:y="6.773cm">
          <draw:text-box>
            <text:p><text:span text:style-name="T1">20</text:span></text:p>
          </draw:text-box>
        </draw:frame>
        <draw:frame draw:style-name="gr5" draw:text-style-name="P3" draw:layer="layout" svg:width="0.98cm" svg:height="0.839cm" svg:x="18.41cm" svg:y="6.77cm">
          <draw:text-box>
            <text:p><text:span text:style-name="T1">0</text:span></text:p>
          </draw:text-box>
        </draw:frame>
        <draw:frame draw:style-name="gr5" draw:text-style-name="P3" draw:layer="layout" svg:width="0.98cm" svg:height="0.839cm" svg:x="17.91cm" svg:y="6.471cm">
          <draw:text-box>
            <text:p><text:span text:style-name="T1">0</text:span></text:p>
          </draw:text-box>
        </draw:frame>
        <draw:frame draw:style-name="gr5" draw:text-style-name="P3" draw:layer="layout" svg:width="0.98cm" svg:height="0.839cm" svg:x="17.71cm" svg:y="2.02cm">
          <draw:text-box>
            <text:p><text:span text:style-name="T1">60</text:span></text:p>
          </draw:text-box>
        </draw:frame>
        <draw:frame draw:style-name="gr5" draw:text-style-name="P3" draw:layer="layout" svg:width="0.98cm" svg:height="0.839cm" svg:x="17.71cm" svg:y="2.75cm">
          <draw:text-box>
            <text:p><text:span text:style-name="T1">50</text:span></text:p>
          </draw:text-box>
        </draw:frame>
        <draw:frame draw:style-name="gr5" draw:text-style-name="P3" draw:layer="layout" svg:width="0.98cm" svg:height="0.839cm" svg:x="17.71cm" svg:y="3.482cm">
          <draw:text-box>
            <text:p><text:span text:style-name="T1">40</text:span></text:p>
          </draw:text-box>
        </draw:frame>
        <draw:frame draw:style-name="gr5" draw:text-style-name="P3" draw:layer="layout" svg:width="0.98cm" svg:height="0.839cm" svg:x="17.71cm" svg:y="4.23cm">
          <draw:text-box>
            <text:p><text:span text:style-name="T1">30</text:span></text:p>
          </draw:text-box>
        </draw:frame>
        <draw:frame draw:style-name="gr5" draw:text-style-name="P3" draw:layer="layout" svg:width="0.98cm" svg:height="0.839cm" svg:x="17.71cm" svg:y="4.984cm">
          <draw:text-box>
            <text:p><text:span text:style-name="T1">20</text:span></text:p>
          </draw:text-box>
        </draw:frame>
        <draw:frame draw:style-name="gr5" draw:text-style-name="P3" draw:layer="layout" svg:width="0.98cm" svg:height="0.839cm" svg:x="17.71cm" svg:y="5.72cm">
          <draw:text-box>
            <text:p><text:span text:style-name="T1">10</text:span></text:p>
          </draw:text-box>
        </draw:frame>
        <draw:frame draw:style-name="gr5" draw:text-style-name="P5" draw:layer="layout" svg:width="7.2cm" svg:height="0.839cm" svg:x="10.6cm" svg:y="7.261cm">
          <draw:text-box>
            <text:p text:style-name="P4"><text:span text:style-name="T2">Ti</text:span><text:span text:style-name="T2">m</text:span><text:span text:style-name="T2">e </text:span><text:span text:style-name="T2">(</text:span><text:span text:style-name="T3">t </text:span><text:span text:style-name="T4">w</text:span><text:span text:style-name="T4">ee</text:span><text:span text:style-name="T4">ks</text:span><text:span text:style-name="T4">)</text:span></text:p>
          </draw:text-box>
        </draw:frame>
        <draw:frame draw:style-name="gr5" draw:text-style-name="P3" draw:layer="layout" svg:width="0.98cm" svg:height="0.839cm" svg:x="11.82cm" svg:y="6.77cm">
          <draw:text-box>
            <text:p><text:span text:style-name="T1">2</text:span></text:p>
          </draw:text-box>
        </draw:frame>
        <draw:frame draw:style-name="gr5" draw:text-style-name="P3" draw:layer="layout" svg:width="0.98cm" svg:height="0.839cm" svg:x="10.81cm" svg:y="6.431cm">
          <draw:text-box>
            <text:p><text:span text:style-name="T1">0</text:span></text:p>
          </draw:text-box>
        </draw:frame>
        <draw:frame draw:style-name="gr5" draw:text-style-name="P3" draw:layer="layout" svg:width="0.98cm" svg:height="0.839cm" svg:x="12.82cm" svg:y="6.771cm">
          <draw:text-box>
            <text:p><text:span text:style-name="T1">4</text:span></text:p>
          </draw:text-box>
        </draw:frame>
        <draw:frame draw:style-name="gr5" draw:text-style-name="P3" draw:layer="layout" svg:width="0.98cm" svg:height="0.839cm" svg:x="13.82cm" svg:y="6.772cm">
          <draw:text-box>
            <text:p><text:span text:style-name="T1">6</text:span></text:p>
          </draw:text-box>
        </draw:frame>
        <draw:frame draw:style-name="gr5" draw:text-style-name="P3" draw:layer="layout" svg:width="0.98cm" svg:height="0.839cm" svg:x="14.86cm" svg:y="6.77cm">
          <draw:text-box>
            <text:p><text:span text:style-name="T1">8</text:span></text:p>
          </draw:text-box>
        </draw:frame>
        <draw:frame draw:style-name="gr5" draw:text-style-name="P3" draw:layer="layout" svg:width="0.98cm" svg:height="0.839cm" svg:x="15.75cm" svg:y="6.77cm">
          <draw:text-box>
            <text:p><text:span text:style-name="T1">10</text:span></text:p>
          </draw:text-box>
        </draw:frame>
        <draw:frame draw:style-name="gr5" draw:text-style-name="P3" draw:layer="layout" svg:width="0.98cm" svg:height="0.839cm" svg:x="10.81cm" svg:y="4.99cm">
          <draw:text-box>
            <text:p><text:span text:style-name="T1">1</text:span></text:p>
          </draw:text-box>
        </draw:frame>
        <draw:frame draw:style-name="gr5" draw:text-style-name="P3" draw:layer="layout" svg:width="0.98cm" svg:height="0.839cm" svg:x="10.81cm" svg:y="3.5cm">
          <draw:text-box>
            <text:p><text:span text:style-name="T1">2</text:span></text:p>
          </draw:text-box>
        </draw:frame>
        <draw:frame draw:style-name="gr5" draw:text-style-name="P3" draw:layer="layout" svg:width="0.98cm" svg:height="0.839cm" svg:x="10.81cm" svg:y="2.034cm">
          <draw:text-box>
            <text:p><text:span text:style-name="T1">3</text:span></text:p>
          </draw:text-box>
        </draw:frame>
        <draw:frame draw:style-name="gr6" draw:text-style-name="P3" draw:layer="layout" svg:width="1.19cm" svg:height="1.191cm" svg:x="10.51cm" svg:y="5.732cm">
          <draw:text-box>
            <text:p><text:span text:style-name="T1">0.5</text:span></text:p>
          </draw:text-box>
        </draw:frame>
        <draw:frame draw:style-name="gr6" draw:text-style-name="P3" draw:layer="layout" svg:width="1.19cm" svg:height="1.191cm" svg:x="10.51cm" svg:y="4.233cm">
          <draw:text-box>
            <text:p><text:span text:style-name="T1">1.5</text:span></text:p>
          </draw:text-box>
        </draw:frame>
        <draw:frame draw:style-name="gr7" draw:text-style-name="P3" draw:layer="layout" svg:width="1.19cm" svg:height="0.721cm" svg:x="10.51cm" svg:y="2.78cm">
          <draw:text-box>
            <text:p><text:span text:style-name="T1">2.5</text:span></text:p>
          </draw:text-box>
        </draw:frame>
        <draw:frame draw:style-name="gr5" draw:text-style-name="P3" draw:layer="layout" svg:width="0.98cm" svg:height="0.839cm" svg:x="1.88cm" svg:y="6.77cm">
          <draw:text-box>
            <text:p><text:span text:style-name="T1">2</text:span></text:p>
          </draw:text-box>
        </draw:frame>
        <draw:frame draw:style-name="gr5" draw:text-style-name="P3" draw:layer="layout" svg:width="0.98cm" svg:height="0.839cm" svg:x="2.88cm" svg:y="6.771cm">
          <draw:text-box>
            <text:p><text:span text:style-name="T1">4</text:span></text:p>
          </draw:text-box>
        </draw:frame>
        <draw:frame draw:style-name="gr5" draw:text-style-name="P3" draw:layer="layout" svg:width="0.98cm" svg:height="0.839cm" svg:x="3.88cm" svg:y="6.772cm">
          <draw:text-box>
            <text:p><text:span text:style-name="T1">6</text:span></text:p>
          </draw:text-box>
        </draw:frame>
        <draw:frame draw:style-name="gr5" draw:text-style-name="P3" draw:layer="layout" svg:width="0.98cm" svg:height="0.839cm" svg:x="4.9cm" svg:y="6.77cm">
          <draw:text-box>
            <text:p><text:span text:style-name="T1">8</text:span></text:p>
          </draw:text-box>
        </draw:frame>
        <draw:frame draw:style-name="gr5" draw:text-style-name="P3" draw:layer="layout" svg:width="0.98cm" svg:height="0.839cm" svg:x="5.81cm" svg:y="6.77cm">
          <draw:text-box>
            <text:p><text:span text:style-name="T1">10</text:span></text:p>
          </draw:text-box>
        </draw:frame>
        <draw:frame draw:style-name="gr5" draw:text-style-name="P6" draw:layer="layout" svg:width="0.98cm" svg:height="0.839cm" svg:x="0.86cm" svg:y="6.45cm">
          <draw:text-box>
            <text:p><text:span text:style-name="T5">0</text:span></text:p>
          </draw:text-box>
        </draw:frame>
        <draw:frame draw:style-name="gr5" draw:text-style-name="P6" draw:layer="layout" svg:width="0.98cm" svg:height="0.839cm" svg:x="0.86cm" svg:y="5.57cm">
          <draw:text-box>
            <text:p><text:span text:style-name="T5">5</text:span></text:p>
          </draw:text-box>
        </draw:frame>
        <draw:frame draw:style-name="gr5" draw:text-style-name="P6" draw:layer="layout" svg:width="0.98cm" svg:height="0.839cm" svg:x="0.68cm" svg:y="4.675cm">
          <draw:text-box>
            <text:p><text:span text:style-name="T5">10</text:span></text:p>
          </draw:text-box>
        </draw:frame>
        <draw:frame draw:style-name="gr5" draw:text-style-name="P6" draw:layer="layout" svg:width="0.98cm" svg:height="0.839cm" svg:x="0.68cm" svg:y="3.795cm">
          <draw:text-box>
            <text:p><text:span text:style-name="T5">15</text:span></text:p>
          </draw:text-box>
        </draw:frame>
        <draw:frame draw:style-name="gr5" draw:text-style-name="P6" draw:layer="layout" svg:width="0.98cm" svg:height="0.839cm" svg:x="0.68cm" svg:y="2.919cm">
          <draw:text-box>
            <text:p><text:span text:style-name="T5">20</text:span></text:p>
          </draw:text-box>
        </draw:frame>
        <draw:frame draw:style-name="gr5" draw:text-style-name="P6" draw:layer="layout" svg:width="0.98cm" svg:height="0.839cm" svg:x="0.68cm" svg:y="2.02cm">
          <draw:text-box>
            <text:p><text:span text:style-name="T5">25</text:span></text:p>
          </draw:text-box>
        </draw:frame>
        <draw:frame draw:style-name="gr5" draw:text-style-name="P7" draw:layer="layout" svg:width="7.2cm" svg:height="0.839cm" draw:transform="rotate (1.5707963267949) translate (0.301cm 8.1cm)">
          <draw:text-box>
            <text:p text:style-name="P4"><text:span text:style-name="T6">In</text:span><text:span text:style-name="T6">ci</text:span><text:span text:style-name="T6">de</text:span><text:span text:style-name="T6">nc</text:span><text:span text:style-name="T6">e</text:span></text:p>
          </draw:text-box>
        </draw:frame>
        <draw:frame draw:style-name="gr8" draw:text-style-name="P5" draw:layer="layout" svg:width="7.2cm" svg:height="1.267cm" draw:transform="rotate (1.5707963267949) translate (9.501cm 8.1cm)">
          <draw:text-box>
            <text:p text:style-name="P4"><text:span text:style-name="T2">Ti</text:span><text:span text:style-name="T2">m</text:span><text:span text:style-name="T2">e-</text:span><text:span text:style-name="T2">de</text:span><text:span text:style-name="T2">pe</text:span><text:span text:style-name="T2">nd</text:span><text:span text:style-name="T2">en</text:span><text:span text:style-name="T2">t </text:span></text:p>
            <text:p text:style-name="P4"><text:span text:style-name="T2">re</text:span><text:span text:style-name="T2">pr</text:span><text:span text:style-name="T2">od</text:span><text:span text:style-name="T2">uc</text:span><text:span text:style-name="T2">tio</text:span><text:span text:style-name="T2">n </text:span><text:span text:style-name="T2">nu</text:span><text:span text:style-name="T2">m</text:span><text:span text:style-name="T2">be</text:span><text:span text:style-name="T2">r </text:span><text:span text:style-name="T2">(</text:span><text:span text:style-name="T3">R</text:span><text:span text:style-name="T7"> </text:span><text:span text:style-name="T2">)</text:span></text:p>
          </draw:text-box>
        </draw:frame>
        <draw:frame draw:style-name="gr5" draw:text-style-name="P8" draw:layer="layout" svg:width="7.2cm" svg:height="0.839cm" draw:transform="rotate (1.5707963267949) translate (10.102cm 5.949cm)">
          <draw:text-box>
            <text:p text:style-name="P4"><text:span text:style-name="T8">t</text:span></text:p>
          </draw:text-box>
        </draw:frame>
        <draw:frame draw:style-name="gr8" draw:text-style-name="P5" draw:layer="layout" svg:width="7.2cm" svg:height="1.267cm" draw:transform="rotate (-1.5707963267949) translate (8.939cm 0.959cm)">
          <draw:text-box>
            <text:p text:style-name="P4"><text:span text:style-name="T2">Time-dependent </text:span></text:p>
            <text:p text:style-name="P4"><text:span text:style-name="T2">reproduction number (</text:span><text:span text:style-name="T3">R</text:span><text:span text:style-name="T2"> )</text:span></text:p>
          </draw:text-box>
        </draw:frame>
        <draw:frame draw:style-name="gr5" draw:text-style-name="P8" draw:layer="layout" svg:width="7.2cm" svg:height="0.839cm" draw:transform="rotate (-1.5707963267949) translate (8.339cm 3.13cm)">
          <draw:text-box>
            <text:p text:style-name="P4"><text:span text:style-name="T8">t</text:span></text:p>
          </draw:text-box>
        </draw:frame>
        <draw:frame draw:style-name="gr5" draw:text-style-name="P3" draw:layer="layout" svg:width="0.98cm" svg:height="0.839cm" svg:x="6.91cm" svg:y="6.431cm">
          <draw:text-box>
            <text:p><text:span text:style-name="T1">0</text:span></text:p>
          </draw:text-box>
        </draw:frame>
        <draw:frame draw:style-name="gr5" draw:text-style-name="P3" draw:layer="layout" svg:width="0.98cm" svg:height="0.839cm" svg:x="6.91cm" svg:y="4.26cm">
          <draw:text-box>
            <text:p><text:span text:style-name="T1">1</text:span></text:p>
          </draw:text-box>
        </draw:frame>
        <draw:frame draw:style-name="gr5" draw:text-style-name="P3" draw:layer="layout" svg:width="0.98cm" svg:height="0.839cm" svg:x="6.91cm" svg:y="2.04cm">
          <draw:text-box>
            <text:p><text:span text:style-name="T1">2</text:span></text:p>
          </draw:text-box>
        </draw:frame>
        <draw:frame draw:style-name="gr7" draw:text-style-name="P3" draw:layer="layout" svg:width="1.19cm" svg:height="0.721cm" svg:x="6.87cm" svg:y="5.329cm">
          <draw:text-box>
            <text:p><text:span text:style-name="T1">0.5</text:span></text:p>
          </draw:text-box>
        </draw:frame>
        <draw:frame draw:style-name="gr7" draw:text-style-name="P3" draw:layer="layout" svg:width="1.19cm" svg:height="0.721cm" svg:x="6.87cm" svg:y="3.13cm">
          <draw:text-box>
            <text:p><text:span text:style-name="T1">1.5</text:span></text:p>
          </draw:text-box>
        </draw:frame>
        <draw:frame draw:style-name="gr5" draw:text-style-name="P5" draw:layer="layout" svg:width="7.2cm" svg:height="0.839cm" svg:x="0.65cm" svg:y="7.26cm">
          <draw:text-box>
            <text:p text:style-name="P4"><text:span text:style-name="T2">Ti</text:span><text:span text:style-name="T2">m</text:span><text:span text:style-name="T2">e </text:span><text:span text:style-name="T2">(</text:span><text:span text:style-name="T3">t </text:span><text:span text:style-name="T4">w</text:span><text:span text:style-name="T4">ee</text:span><text:span text:style-name="T4">ks</text:span><text:span text:style-name="T4">)</text:span></text:p>
          </draw:text-box>
        </draw:frame>
        <draw:g>
          <draw:g>
            <draw:custom-shape draw:style-name="gr9" draw:text-style-name="P9" draw:layer="layout" svg:width="0.996cm" svg:height="0.996cm" svg:x="17.104cm" svg:y="0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draw:text-style-name="P10" draw:layer="layout" svg:width="1.052cm" svg:height="1.191cm" svg:x="17.07cm" svg:y="0.39cm">
              <draw:text-box>
                <text:p><text:span text:style-name="T9">C</text:span></text:p>
              </draw:text-box>
            </draw:frame>
          </draw:g>
          <draw:g>
            <draw:custom-shape draw:style-name="gr9" draw:text-style-name="P9" draw:layer="layout" svg:width="0.996cm" svg:height="0.996cm" svg:x="0.195cm" svg:y="0.34cm">
              <text:p text:style-name="P11"><text:span text:style-name="T9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9" draw:layer="layout" svg:width="0.996cm" svg:height="0.996cm" svg:x="0.196cm" svg:y="0.3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text-style-name="P10" draw:layer="layout" svg:width="1.099cm" svg:height="1.191cm" svg:x="0.162cm" svg:y="0.324cm">
              <draw:text-box>
                <text:p><text:span text:style-name="T9">A</text:span></text:p>
              </draw:text-box>
            </draw:frame>
          </draw:g>
          <draw:g>
            <draw:custom-shape draw:style-name="gr9" draw:text-style-name="P9" draw:layer="layout" svg:width="0.996cm" svg:height="0.996cm" svg:x="9.587cm" svg:y="0.324cm">
              <text:p text:style-name="P11"><text:span text:style-name="T9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9" draw:layer="layout" svg:width="0.996cm" svg:height="0.996cm" svg:x="9.588cm" svg:y="0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" draw:text-style-name="P10" draw:layer="layout" svg:width="1.052cm" svg:height="1.191cm" svg:x="9.6cm" svg:y="0.34cm">
              <draw:text-box>
                <text:p><text:span text:style-name="T9">B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28T11:33:19.559894517</dc:date>
    <meta:editing-duration>PT15H51M</meta:editing-duration>
    <meta:editing-cycles>46</meta:editing-cycles>
    <meta:generator>LibreOffice/6.4.7.2$Linux_X86_64 LibreOffice_project/40$Build-2</meta:generator>
    <meta:document-statistic meta:object-count="66"/>
  </office:meta>
</office:document-meta>
</file>